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4079a" officeooo:paragraph-rsid="000169a2" style:font-size-asian="18pt" style:font-size-complex="18pt"/>
    </style:style>
    <style:style style:name="P2" style:family="paragraph" style:parent-style-name="Standard">
      <style:paragraph-properties fo:text-align="center" style:justify-single-word="false"/>
      <style:text-properties fo:font-size="18pt" fo:font-weight="normal" officeooo:rsid="000e3706" officeooo:paragraph-rsid="000169a2"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normal" officeooo:rsid="00167875" officeooo:paragraph-rsid="00167875" style:font-weight-asian="normal" style:font-weight-complex="normal"/>
    </style:style>
    <style:style style:name="P10" style:family="paragraph" style:parent-style-name="Standard">
      <style:paragraph-properties fo:text-align="center" style:justify-single-word="false"/>
      <style:text-properties fo:font-size="18pt" officeooo:paragraph-rsid="000169a2"/>
    </style:style>
    <style:style style:name="P11" style:family="paragraph" style:parent-style-name="Standard">
      <style:paragraph-properties fo:text-align="start" style:justify-single-word="false"/>
      <style:text-properties officeooo:rsid="00167875" officeooo:paragraph-rsid="00167875"/>
    </style:style>
    <style:style style:name="P12" style:family="paragraph" style:parent-style-name="Standard">
      <style:paragraph-properties fo:text-align="start" style:justify-single-word="false"/>
      <style:text-properties fo:font-size="12pt" fo:font-weight="normal" officeooo:rsid="00167875" officeooo:paragraph-rsid="00167875" style:font-size-asian="12pt" style:font-weight-asian="normal" style:font-size-complex="12pt" style:font-weight-complex="normal"/>
    </style:style>
    <style:style style:name="T1"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font-size-asian="18pt" style:font-weight-asian="normal" style:font-size-complex="18pt" style:font-weight-complex="normal"/>
    </style:style>
    <style:style style:name="T2" style:family="text">
      <style:text-properties officeooo:rsid="0004079a" style:font-size-asian="18pt" style:font-size-complex="18pt"/>
    </style:style>
    <style:style style:name="T3" style:family="text">
      <style:text-properties officeooo:rsid="001483bd" style:font-size-asian="18pt" style:font-size-complex="18pt"/>
    </style:style>
    <style:style style:name="T4" style:family="text">
      <style:text-properties officeooo:rsid="001678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S</text:span><text:span text:style-name="T3">2</text:span><text:span text:style-name="T2">.05 </text:span><text:bookmark text:name="docs-internal-guid-1fe0c0ab-7fff-613e-cc57-1121d6b1d31f"/><text:span text:style-name="T1">Gestion d'un projet</text:span></text:p>
      <text:p text:style-name="Text_20_body"><text:line-break/></text:p>
      <text:p text:style-name="P1"/>
      <text:p text:style-name="P1">_____________________________________________</text:p>
      <text:p text:style-name="P1"/>
      <text:p text:style-name="P1"/>
      <text:p text:style-name="P2"/>
      <text:p text:style-name="P6">1) Projet et ses objectifs :</text:p>
      <text:p text:style-name="P4"/>
      <text:p text:style-name="P11">Durant cette SAE, nous devions nous occuper du cas de l’entreprise « FarmInvest ». Cette entreprise se place comme un grossiste entre les producteurs et les particuliers, elle fait de l’achat revente de fruits et légumes en lot. FarmInvest vendait s ‘est produit de manière physique, mais l’entreprise voulait passer au numérique en créant un site web, ce qui engendrais des besoins. Le but de cette SAE était de comprendre l’environnement de travail de FarmInvest et de passer par toutes les étapes de la gestion d’un projet (ici le site web) tels que l’identification des besoins, la création de tâches à réalisé ...</text:p>
      <text:p text:style-name="P3"/>
      <text:p text:style-name="P3">2) Organisation collaborative :</text:p>
      <text:p text:style-name="P3"/>
      <text:p text:style-name="P5">Cette SAE devait être réalisé en <text:span text:style-name="T4">trio. Nous avons chacun réflechis à toutes les questions car ce projet était axé sur la rédaction et il était nécessaire de développer nos idées tous ensemble. De plus, le temps n’était pas du tout un problème.</text:span></text:p>
      <text:p text:style-name="P5"/>
      <text:p text:style-name="P3">3) Étapes et difficultés :</text:p>
      <text:p text:style-name="P3"/>
      <text:p text:style-name="P5">Le projet était découpé selon moi en trois étapes majeures :</text:p>
      <text:p text:style-name="P5"/>
      <text:p text:style-name="P5">- <text:span text:style-name="T4">Prise en compte de l’environnement et des besoins.</text:span></text:p>
      <text:p text:style-name="P5">- <text:span text:style-name="T4">Rédaction du cahier des charges avec ce que nous avons vu précédemment et idée pour la conception du produit</text:span></text:p>
      <text:p text:style-name="P5">- <text:span text:style-name="T4">Concrétisation des idées et mise en place d’un programme précis à suivre.</text:span></text:p>
      <text:p text:style-name="P5"/>
      <text:p text:style-name="P9">Le sujet était peu fourni en description de l’entreprise, il était très libre et donc assez compliqué à développer. Nous étions un peu livré à nous même sans savoir forcément exactement quoi faire.</text:p>
      <text:p text:style-name="P3"/>
      <text:p text:style-name="P3">4 ) Amélioration pour l’avenir :</text:p>
      <text:p text:style-name="P3"/>
      <text:p text:style-name="P12">Aucune amélioration notable pour se projet. Malgré les difficultés, nous avons rendu un travail satisfaisant bien qu’assez basique. Nous ne visions pas une note excellente car les sujets de développement ne sont pas toujours notre point fo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editing-duration>PT48M40S</meta:editing-duration>
    <meta:editing-cycles>21</meta:editing-cycles>
    <dc:date>2025-06-14T11:54:39.862000000</dc:date>
    <meta:document-statistic meta:table-count="0" meta:image-count="0" meta:object-count="0" meta:page-count="1" meta:paragraph-count="15" meta:word-count="295" meta:character-count="1785" meta:non-whitespace-character-count="1503"/>
  </office:meta>
</office:document-meta>
</file>